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3.9772in"/>
    </style:style>
    <style:style style:name="co9" style:family="table-column">
      <style:table-column-properties fo:break-before="auto" style:column-width="3.0799in"/>
    </style:style>
    <style:style style:name="co10" style:family="table-column">
      <style:table-column-properties fo:break-before="auto" style:column-width="4.0882in"/>
    </style:style>
    <style:style style:name="co11" style:family="table-column">
      <style:table-column-properties fo:break-before="auto" style:column-width="2.0256in"/>
    </style:style>
    <style:style style:name="co1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(other)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Reference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Tagset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User Self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ub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HALLENGE</text:p>
          </table:table-cell>
          <table:table-cell table:style-name="ce9"/>
          <table:table-cell table:number-columns-repeated="2" table:style-name="ce13"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</text:span> 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rivate)  </text:span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Lifecyc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HUB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ublic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</text:span> 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ublic)  </text:span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Lifecycle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rganiz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rganiz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Tag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Verif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</table:table>
      <table:table table:name="Grant-Revoke" table:style-name="ta1">
        <table:table-column table:style-name="co1" table:number-columns-repeated="3" table:default-cell-style-name="Default"/>
        <table:table-column table:style-name="co9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entity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table:style-name="Default" office:value-type="string" calcext:value-type="string">
            <text:p>_GlobalAdminHubs_</text:p>
          </table:table-cell>
          <table:table-cell table:style-name="Default"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Hub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Challeng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Challenge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pportunit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Opportunity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llaboration / Rel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12:55.108453153</meta:creation-date>
    <meta:editing-duration>PT11H38M1S</meta:editing-duration>
    <meta:editing-cycles>75</meta:editing-cycles>
    <meta:generator>LibreOffice/7.3.6.2$Linux_X86_64 LibreOffice_project/30$Build-2</meta:generator>
    <dc:date>2022-11-03T15:09:02.497195592</dc:date>
    <meta:document-statistic meta:table-count="6" meta:cell-count="1984" meta:object-count="0"/>
  </office:meta>
</office:document-meta>
</file>